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8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t. Louis</text:p>
          </table:table-cell>
          <table:table-cell office:value-type="string">
            <text:p>United States of America</text:p>
          </table:table-cell>
        </table:table-row>
        <table:table-row table:style-name="ro2">
          <table:table-cell office:value-type="string">
            <text:p>Par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Lake Placid</text:p>
          </table:table-cell>
          <table:table-cell office:value-type="string">
            <text:p>United States of America</text:p>
          </table:table-cell>
        </table:table-row>
        <table:table-row table:style-name="ro1">
          <table:table-cell office:value-type="string">
            <text:p>Innsbruck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Rio de Janeiro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Moscow</text:p>
          </table:table-cell>
          <table:table-cell office:value-type="string">
            <text:p>Soviet Union</text:p>
          </table:table-cell>
        </table:table-row>
        <table:table-row table:style-name="ro1">
          <table:table-cell office:value-type="string">
            <text:p>Munich</text:p>
          </table:table-cell>
          <table:table-cell office:value-type="string">
            <text:p>West Germany</text:p>
          </table:table-cell>
        </table:table-row>
        <table:table-row table:style-name="ro1">
          <table:table-cell office:value-type="string">
            <text:p>St. Moritz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Amsterdam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Sapporo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Stockholm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Innsbruck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United States of America</text:p>
          </table:table-cell>
        </table:table-row>
        <table:table-row table:style-name="ro1">
          <table:table-cell office:value-type="string">
            <text:p>Helsinki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Squaw Valley</text:p>
          </table:table-cell>
          <table:table-cell office:value-type="string">
            <text:p>United States of America</text:p>
          </table:table-cell>
        </table:table-row>
        <table:table-row table:style-name="ro1">
          <table:table-cell office:value-type="string">
            <text:p>Berlin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Vancouver</text:p>
          </table:table-cell>
          <table:table-cell office:value-type="string">
            <text:p>Canada</text:p>
          </table:table-cell>
        </table:table-row>
        <table:table-row table:style-name="ro2">
          <table:table-cell office:value-type="string">
            <text:p>Calgary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Tokyo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St. Moritz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Sydney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Seoul</text:p>
          </table:table-cell>
          <table:table-cell office:value-type="string">
            <text:p>South Korea</text:p>
          </table:table-cell>
        </table:table-row>
        <table:table-row table:style-name="ro2">
          <table:table-cell office:value-type="string">
            <text:p>Grenobl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Atlanta</text:p>
          </table:table-cell>
          <table:table-cell office:value-type="string">
            <text:p>United States of America</text:p>
          </table:table-cell>
        </table:table-row>
        <table:table-row table:style-name="ro1">
          <table:table-cell office:value-type="string">
            <text:p>Athens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Melbourne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Salt Lake City</text:p>
          </table:table-cell>
          <table:table-cell office:value-type="string">
            <text:p>United States of America</text:p>
          </table:table-cell>
        </table:table-row>
        <table:table-row table:style-name="ro1">
          <table:table-cell office:value-type="string">
            <text:p>Garmisch-Partenkirchen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Paris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Cortina d'Ampezzo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Sochi</text:p>
          </table:table-cell>
          <table:table-cell office:value-type="string">
            <text:p>Russia</text:p>
          </table:table-cell>
        </table:table-row>
        <table:table-row table:style-name="ro1">
          <table:table-cell office:value-type="string">
            <text:p>Lake Placid</text:p>
          </table:table-cell>
          <table:table-cell office:value-type="string">
            <text:p>United States of America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Antwerp</text:p>
          </table:table-cell>
          <table:table-cell office:value-type="string">
            <text:p>Netherlands</text:p>
          </table:table-cell>
        </table:table-row>
        <table:table-row table:style-name="ro1">
          <table:table-cell office:value-type="string">
            <text:p>Oslo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Mexico City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Barcelona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Nagano</text:p>
          </table:table-cell>
          <table:table-cell office:value-type="string">
            <text:p>Japan</text:p>
          </table:table-cell>
        </table:table-row>
        <table:table-row table:style-name="ro2">
          <table:table-cell office:value-type="string">
            <text:p>Beijing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string">
            <text:p>Lillehammer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Albertvill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London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Turin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Sarajevo</text:p>
          </table:table-cell>
          <table:table-cell office:value-type="string">
            <text:p>Yugoslavia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United States of America</text:p>
          </table:table-cell>
        </table:table-row>
        <table:table-row table:style-name="ro2">
          <table:table-cell office:value-type="string">
            <text:p>Chamonix</text:p>
          </table:table-cell>
          <table:table-cell office:value-type="string">
            <text:p>Franc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21.04.2013</text:date>, <text:time>17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4-21T17:47:20.42</dc:date>
    <dc:creator>Cudré Pascal Pascal</dc:creator>
    <meta:editing-duration>PT9M41S</meta:editing-duration>
    <meta:editing-cycles>1</meta:editing-cycles>
    <meta:document-statistic meta:table-count="1" meta:cell-count="102" meta:object-count="0"/>
  </office:meta>
</office:document-meta>
</file>